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>
      <style:text-properties fo:font-size="12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21" office:value-type="string" calcext:value-type="string">
            <text:p>OBS.:</text:p>
          </table:table-cell>
          <table:table-cell table:style-name="ce25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8" office:value-type="string" calcext:value-type="string">
            <text:p>Mens. 09/2017 (A.C.)</text:p>
          </table:table-cell>
          <table:table-cell table:style-name="ce11" office:value-type="float" office:value="230" calcext:value-type="float">
            <text:p>230,00</text:p>
          </table:table-cell>
          <table:table-cell table:style-name="ce14"/>
          <table:table-cell table:style-name="ce16" office:value-type="string" calcext:value-type="string">
            <text:p>p/c</text:p>
          </table:table-cell>
          <table:table-cell table:style-name="ce11" office:value-type="float" office:value="106" calcext:value-type="float">
            <text:p>106,00</text:p>
          </table:table-cell>
          <table:table-cell table:style-name="ce2" office:value-type="date" office:date-value="2017-10-17" calcext:value-type="date">
            <text:p>17/10/2017</text:p>
          </table:table-cell>
          <table:table-cell table:style-name="ce20" table:formula="of:=[.C2]-[.F2]" office:value-type="float" office:value="124" calcext:value-type="float">
            <text:p>124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8" office:value-type="string" calcext:value-type="string">
            <text:p>Mens. 10/2017 (A.C.)</text:p>
          </table:table-cell>
          <table:table-cell table:style-name="ce11" office:value-type="float" office:value="235" calcext:value-type="float">
            <text:p>23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]-[.F3]" office:value-type="float" office:value="235" calcext:value-type="float">
            <text:p>235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8" office:value-type="string" calcext:value-type="string">
            <text:p>Mens. 11/2017 (A.C.)</text:p>
          </table:table-cell>
          <table:table-cell table:style-name="ce11" office:value-type="float" office:value="235" calcext:value-type="float">
            <text:p>23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4]-[.F4]" office:value-type="float" office:value="235" calcext:value-type="float">
            <text:p>235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8" office:value-type="string" calcext:value-type="string">
            <text:p>Mens. 12/2017 (A.C.)</text:p>
          </table:table-cell>
          <table:table-cell table:style-name="ce11" office:value-type="float" office:value="235" calcext:value-type="float">
            <text:p>23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5]-[.F5]" office:value-type="float" office:value="235" calcext:value-type="float">
            <text:p>235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8" office:value-type="string" calcext:value-type="string">
            <text:p>Mens. 01/2018 (A.C.)</text:p>
          </table:table-cell>
          <table:table-cell table:style-name="ce11" office:value-type="float" office:value="258" calcext:value-type="float">
            <text:p>258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6]-[.F6]" office:value-type="float" office:value="258" calcext:value-type="float">
            <text:p>258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1-31" calcext:value-type="date">
            <text:p>31/01/2018</text:p>
          </table:table-cell>
          <table:table-cell table:style-name="ce8" office:value-type="string" calcext:value-type="string">
            <text:p>Guia DAS 01/2018</text:p>
          </table:table-cell>
          <table:table-cell table:style-name="ce11" office:value-type="float" office:value="302" calcext:value-type="float">
            <text:p>302,00</text:p>
          </table:table-cell>
          <table:table-cell table:style-name="ce14" office:value-type="float" office:value="2" calcext:value-type="float">
            <text:p>2,00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7]-[.F7]" office:value-type="float" office:value="302" calcext:value-type="float">
            <text:p>302,00</text:p>
          </table:table-cell>
          <table:table-cell table:style-name="ce23" office:value-type="string" calcext:value-type="string">
            <text:p>pagamos para não perder a opção pelo Simples</text:p>
          </table:table-cell>
          <table:table-cell table:style-name="ce27" table:number-columns-repeated="247"/>
        </table:table-row>
        <table:table-row table:style-name="ro2">
          <table:table-cell table:style-name="ce2" office:value-type="date" office:date-value="2018-02-28" calcext:value-type="date">
            <text:p>28/02/2018</text:p>
          </table:table-cell>
          <table:table-cell table:style-name="ce8" office:value-type="string" calcext:value-type="string">
            <text:p>Mens. 02/2018 (A.C.)</text:p>
          </table:table-cell>
          <table:table-cell table:style-name="ce11" office:value-type="float" office:value="258" calcext:value-type="float">
            <text:p>258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8]-[.F8]" office:value-type="float" office:value="258" calcext:value-type="float">
            <text:p>258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3-28" calcext:value-type="date">
            <text:p>28/03/2018</text:p>
          </table:table-cell>
          <table:table-cell table:style-name="ce8" office:value-type="string" calcext:value-type="string">
            <text:p>Mens. 03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9]-[.F9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4-27" calcext:value-type="date">
            <text:p>27/04/2018</text:p>
          </table:table-cell>
          <table:table-cell table:style-name="ce8" office:value-type="string" calcext:value-type="string">
            <text:p>Mens. 04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0]-[.F10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5-24" calcext:value-type="date">
            <text:p>24/05/2018</text:p>
          </table:table-cell>
          <table:table-cell table:style-name="ce8" office:value-type="string" calcext:value-type="string">
            <text:p>Mens. 05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1]-[.F11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6-26" calcext:value-type="date">
            <text:p>26/06/2018</text:p>
          </table:table-cell>
          <table:table-cell table:style-name="ce8" office:value-type="string" calcext:value-type="string">
            <text:p>Mens. 06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2]-[.F12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8" office:value-type="string" calcext:value-type="string">
            <text:p>Mens. 07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3]-[.F13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8" office:value-type="string" calcext:value-type="string">
            <text:p>Mens. 08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4]-[.F14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8" office:value-type="string" calcext:value-type="string">
            <text:p>Mens. 09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5]-[.F15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8" office:value-type="string" calcext:value-type="string">
            <text:p>Mens. 10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6]-[.F16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11-29" calcext:value-type="date">
            <text:p>29/11/2018</text:p>
          </table:table-cell>
          <table:table-cell table:style-name="ce8" office:value-type="string" calcext:value-type="string">
            <text:p>Mens. 11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7]-[.F17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8-12-28" calcext:value-type="date">
            <text:p>28/12/2018</text:p>
          </table:table-cell>
          <table:table-cell table:style-name="ce8" office:value-type="string" calcext:value-type="string">
            <text:p>Mens. 12/2018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8]-[.F18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9-01-28" calcext:value-type="date">
            <text:p>28/01/2019</text:p>
          </table:table-cell>
          <table:table-cell table:style-name="ce8" office:value-type="string" calcext:value-type="string">
            <text:p>Mens. 01/2019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19]-[.F19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9-02-28" calcext:value-type="date">
            <text:p>28/02/2019</text:p>
          </table:table-cell>
          <table:table-cell table:style-name="ce8" office:value-type="string" calcext:value-type="string">
            <text:p>Mens. 02/2019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0]-[.F20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9-03-31" calcext:value-type="date">
            <text:p>31/03/2019</text:p>
          </table:table-cell>
          <table:table-cell table:style-name="ce8" office:value-type="string" calcext:value-type="string">
            <text:p>Mens. 03/2019 (A.C.)</text:p>
          </table:table-cell>
          <table:table-cell table:style-name="ce11" office:value-type="float" office:value="253" calcext:value-type="float">
            <text:p>253,00</text:p>
          </table:table-cell>
          <table:table-cell table:style-name="ce14" office:value-type="float" office:value="0" calcext:value-type="float">
            <text:p>-</text:p>
          </table:table-cell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1]-[.F21]" office:value-type="float" office:value="253" calcext:value-type="float">
            <text:p>253,00</text:p>
          </table:table-cell>
          <table:table-cell table:style-name="ce23"/>
          <table:table-cell table:style-name="ce27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21])" office:value-type="float" office:value="4936" calcext:value-type="float">
            <text:p>4.936,00</text:p>
          </table:table-cell>
          <table:table-cell table:style-name="ce21"/>
          <table:table-cell table:style-name="ce25"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4"/>
          <table:table-cell table:style-name="ce25" table:number-columns-repeated="247"/>
        </table:table-row>
        <table:table-row table:style-name="ro2">
          <table:table-cell table:style-name="ce32" office:value-type="string" calcext:value-type="string">
            <text:p>ROBERTO, POR FAVOR NOS REEMBOLSAR DA GUIA QUE PAGAMOS PARA VOCÊ NÃO PERDER O SIMPLES (RIC.)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4"/>
          <table:table-cell table:style-name="ce25" table:number-columns-repeated="247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4"/>
          <table:table-cell table:style-name="ce25" table:number-columns-repeated="247"/>
        </table:table-row>
        <table:table-row table:style-name="ro2" table:number-rows-repeated="31975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4"/>
          <table:table-cell table:style-name="ce25" table:number-columns-repeated="24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6-26">00/00/0000</text:date></text:span><text:span text:style-name="MT2"><text:s/>- </text:span><text:span text:style-name="MT2"><text:time style:data-style-name="N2" text:time-value="15:52:32.358178094">00:00:00</text:time></text:span><text:span text:style-name="MT2"><text:s/></text:span></text:p>
        </style:region-center>
        <style:region-right>
          <text:p><text:span text:style-name="MT4">Roberto Marques da Silva / AvTech</text:span></text:p>
          <text:p><text:span text:style-name="MT2">Fone: (15) 3042-0803 / (15) 99952-5858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Roberto Marques da Silva / AvTech</text:span></text:p>
          <text:p>roberto@avtech.net.br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5:52:32.3638722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14:02</meta:creation-date>
    <dc:date>2019-06-26T15:52:54.609264251</dc:date>
    <meta:print-date>2017-07-21T16:45:24</meta:print-date>
    <dc:language>pt-PT</dc:language>
    <meta:editing-cycles>548</meta:editing-cycles>
    <meta:editing-duration>PT18H32M16S</meta:editing-duration>
    <meta:printed-by>Carlos Augusto Marcicano</meta:printed-by>
    <meta:document-statistic meta:table-count="1" meta:cell-count="167" meta:object-count="0"/>
    <meta:user-defined meta:name="Info 0"/>
    <meta:user-defined meta:name="Info 1"/>
    <meta:user-defined meta:name="Info 2"/>
    <meta:user-defined meta:name="Info 3"/>
  </office:meta>
</office:document-meta>
</file>